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2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4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5" style:family="graphic" style:parent-style-name="standard">
      <style:graphic-properties svg:stroke-color="#3333ff" draw:fill-color="#ffffff" draw:textarea-horizontal-align="left" draw:textarea-vertical-align="top" draw:auto-grow-height="false" fo:min-height="4.892cm" fo:min-width="3.6cm" fo:padding-left="0.15cm"/>
    </style:style>
    <style:style style:name="gr6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7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00cc00" draw:marker-end-width="0.2cm" draw:fill="none" draw:textarea-vertical-align="middle"/>
    </style:style>
    <style:style style:name="gr9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10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13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14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17" style:family="graphic" style:parent-style-name="objectwithoutfill">
      <style:graphic-properties svg:stroke-color="#ff950e" draw:marker-end-width="0.2cm" draw:fill="none" draw:textarea-vertical-align="middle"/>
    </style:style>
    <style:style style:name="gr18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color="#ff950e" draw:marker-start="Arrow" draw:marker-start-width="0.15cm" draw:marker-end-width="0.1cm" draw:fill="none" draw:textarea-vertical-align="middle"/>
    </style:style>
    <style:style style:name="gr20" style:family="graphic" style:parent-style-name="objectwithoutfill">
      <style:graphic-properties svg:stroke-color="#ff950e" draw:marker-start-width="0.15cm" draw:marker-end-width="0.1cm" draw:fill="none" draw:textarea-vertical-align="middle"/>
    </style:style>
    <style:style style:name="gr21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color="#3333ff" draw:marker-end-width="0.15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2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8pt" style:font-size-asian="8pt" style:font-weight-asian="normal" style:font-size-complex="8pt"/>
    </style:style>
    <style:style style:name="P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0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1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2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3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Calibri2" fo:font-size="6pt" style:font-size-asian="8pt" style:font-weight-asian="normal" style:font-size-complex="8pt"/>
    </style:style>
    <style:style style:name="T2" style:family="text">
      <style:text-properties fo:color="#ffffff" style:font-name="Calibri2" fo:font-size="9pt" style:font-size-asian="9pt" style:font-size-complex="9pt"/>
    </style:style>
    <style:style style:name="T3" style:family="text">
      <style:text-properties fo:color="#ff420e" style:font-name="Calibri2" fo:font-size="8pt" style:font-size-asian="8pt" style:font-weight-asian="normal" style:font-size-complex="8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cm" svg:height="4.5cm" svg:x="15.3cm" svg:y="11.001cm">
          <text:p text:style-name="P1"><text:span text:style-name="T1"><text:tab/></text:span><text:span text:style-name="T1">ENT_DEFFECT</text:span><text:span text:style-name="T1"><text:tab/></text:span><text:span text:style-name="T1">DATE</text:span></text:p>
          <text:p text:style-name="P1"><text:span text:style-name="T1">#</text:span><text:span text:style-name="T1"><text:tab/></text:span><text:span text:style-name="T1">ENT_NUMBER</text:span><text:span text:style-name="T1"><text:tab/></text:span><text:span text:style-name="T1">BIGINT</text:span></text:p>
          <text:p text:style-name="P1"><text:span text:style-name="T1"><text:tab/></text:span><text:span text:style-name="T1">ENT_DOPE</text:span><text:span text:style-name="T1"><text:tab/></text:span><text:span text:style-name="T1">DATE</text:span></text:p>
          <text:p text:style-name="P1"><text:span text:style-name="T1"><text:tab/></text:span><text:span text:style-name="T1">ENT_LABEL</text:span><text:span text:style-name="T1"><text:tab/></text:span><text:span text:style-name="T1">VARCHAR(80)</text:span></text:p>
          <text:p text:style-name="P1"><text:span text:style-name="T1"><text:tab/></text:span><text:span text:style-name="T1">ENT_REF</text:span><text:span text:style-name="T1"><text:tab/></text:span><text:span text:style-name="T1">VARCHAR(20)</text:span></text:p>
          <text:p text:style-name="P1"><text:span text:style-name="T1"><text:tab/></text:span><text:span text:style-name="T1">ENT_ACCOUNT</text:span><text:span text:style-name="T1"><text:tab/></text:span><text:span text:style-name="T1">VARCHAR(20)</text:span></text:p>
          <text:p text:style-name="P1"><text:span text:style-name="T1"><text:tab/></text:span><text:span text:style-name="T1">ENT_CURRENCY</text:span><text:span text:style-name="T1"><text:tab/></text:span><text:span text:style-name="T1">VARCHAR(3)</text:span></text:p>
          <text:p text:style-name="P1"><text:span text:style-name="T1"><text:tab/></text:span><text:span text:style-name="T1">ENT_DEBIT</text:span><text:span text:style-name="T1"><text:tab/></text:span><text:span text:style-name="T1">DECIMAL(20,5)</text:span></text:p>
          <text:p text:style-name="P1"><text:span text:style-name="T1"><text:tab/></text:span><text:span text:style-name="T1">ENT_CREDIT</text:span><text:span text:style-name="T1"><text:tab/></text:span><text:span text:style-name="T1">DECIMAL(20,5)</text:span></text:p>
          <text:p text:style-name="P1"><text:span text:style-name="T1"><text:tab/></text:span><text:span text:style-name="T1">ENT_LEDGER</text:span><text:span text:style-name="T1"><text:tab/></text:span><text:span text:style-name="T1">VARCHAR(6)</text:span></text:p>
          <text:p text:style-name="P1"><text:span text:style-name="T1"><text:tab/></text:span><text:span text:style-name="T1">ENT_OPE_TEMPLATE</text:span><text:span text:style-name="T1"><text:tab/></text:span><text:span text:style-name="T1">VARCHAR(6)</text:span></text:p>
          <text:p text:style-name="P1"><text:span text:style-name="T1"><text:tab/></text:span><text:span text:style-name="T1">ENT_STATUS</text:span><text:span text:style-name="T1"><text:tab/></text:span><text:span text:style-name="T1">INTEGER</text:span></text:p>
          <text:p text:style-name="P1"><text:span text:style-name="T1"><text:tab/></text:span><text:span text:style-name="T1">ENT_UPD_USER</text:span><text:span text:style-name="T1"><text:tab/></text:span><text:span text:style-name="T1">VARCHAR(20)</text:span></text:p>
          <text:p text:style-name="P1"><text:span text:style-name="T1"><text:tab/></text:span><text:span text:style-name="T1">ENT_UPD_STAMP</text:span><text:span text:style-name="T1"><text:tab/></text:span><text:span text:style-name="T1">TIMESTAMP</text:span></text:p>
          <text:p text:style-name="P1"><text:span text:style-name="T1"><text:tab/></text:span><text:span text:style-name="T1">ENT_STLMT_NUMBER</text:span><text:span text:style-name="T1"><text:tab/></text:span><text:span text:style-name="T1">BIGINT</text:span></text:p>
          <text:p text:style-name="P1"><text:span text:style-name="T1"><text:tab/></text:span><text:span text:style-name="T1">ENT_STLMT_USER</text:span><text:span text:style-name="T1"><text:tab/></text:span><text:span text:style-name="T1">VARCHAR(20)</text:span></text:p>
          <text:p text:style-name="P1"><text:span text:style-name="T1"><text:tab/></text:span><text:span text:style-name="T1">ENT_STLMT_STAMP</text:span><text:span text:style-name="T1"><text:tab/></text:span><text:span text:style-name="T1">TIMESTAMP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0.5cm" svg:x="15.3cm" svg:y="10.5cm">
          <text:p text:style-name="P3"><text:span text:style-name="T2">OFA_T_ENTRI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20.8cm" svg:y="11.001cm">
          <text:p text:style-name="P1"><text:span text:style-name="T1">#</text:span><text:span text:style-name="T1"><text:tab/></text:span><text:span text:style-name="T1">CUR_CODE</text:span><text:span text:style-name="T1"><text:tab/></text:span><text:span text:style-name="T1">VARCHAR(3)</text:span></text:p>
          <text:p text:style-name="P1"><text:span text:style-name="T1"><text:tab/></text:span><text:span text:style-name="T1">CUR_LABEL</text:span><text:span text:style-name="T1"><text:tab/></text:span><text:span text:style-name="T1">VARCHAR(80)</text:span></text:p>
          <text:p text:style-name="P1"><text:span text:style-name="T1"><text:tab/></text:span><text:span text:style-name="T1">CUR_SYMBOL</text:span><text:span text:style-name="T1"><text:tab/></text:span><text:span text:style-name="T1">VARCHAR(3)</text:span></text:p>
          <text:p text:style-name="P1"><text:span text:style-name="T1"><text:tab/></text:span><text:span text:style-name="T1">CUR_DIGITS</text:span><text:span text:style-name="T1"><text:tab/></text:span><text:span text:style-name="T1">INTEGER</text:span></text:p>
          <text:p text:style-name="P1"><text:span text:style-name="T1"><text:tab/></text:span><text:span text:style-name="T1">CUR_NOTES</text:span><text:span text:style-name="T1"><text:tab/></text:span><text:span text:style-name="T1">VARCHAR(4096)</text:span></text:p>
          <text:p text:style-name="P1"><text:span text:style-name="T1"><text:tab/></text:span><text:span text:style-name="T1">CUR_UPD_USER</text:span><text:span text:style-name="T1"><text:tab/></text:span><text:span text:style-name="T1">VARCHAR(20)</text:span></text:p>
          <text:p text:style-name="P1"><text:span text:style-name="T1"><text:tab/></text:span><text:span text:style-name="T1">CUR_UPD_STAMP</text:span><text:span text:style-name="T1"><text:tab/></text:span><text:span text:style-name="T1">TIMESTAMP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0.5cm" svg:x="20.8cm" svg:y="10.5cm">
          <text:p text:style-name="P3"><text:span text:style-name="T2">OFA_T_CURRENCIE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9.98cm" svg:height="2.794cm" svg:x="15.17cm" svg:y="17.57cm">
          <text:p text:style-name="P5"><text:span text:style-name="T3">Dossier datase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75cm" svg:x="15.304cm" svg:y="18.199cm">
          <text:p text:style-name="P1"><text:span text:style-name="T1">#</text:span><text:span text:style-name="T1"><text:tab/></text:span><text:span text:style-name="T1">LED_MNEMO</text:span><text:span text:style-name="T1"><text:tab/></text:span><text:span text:style-name="T1">VARCHAR(6)</text:span></text:p>
          <text:p text:style-name="P1"><text:span text:style-name="T1"><text:tab/></text:span><text:span text:style-name="T1">LED_LABEL</text:span><text:span text:style-name="T1"><text:tab/></text:span><text:span text:style-name="T1">VARCHAR(80)</text:span></text:p>
          <text:p text:style-name="P1"><text:span text:style-name="T1"><text:tab/></text:span><text:span text:style-name="T1">LED_NOTES</text:span><text:span text:style-name="T1"><text:tab/></text:span><text:span text:style-name="T1">VARCHAR(4096)</text:span></text:p>
          <text:p text:style-name="P1"><text:span text:style-name="T1"><text:tab/></text:span><text:span text:style-name="T1">LED_UPD_USER</text:span><text:span text:style-name="T1"><text:tab/></text:span><text:span text:style-name="T1">VARCHAR(20)</text:span></text:p>
          <text:p text:style-name="P1"><text:span text:style-name="T1"><text:tab/></text:span><text:span text:style-name="T1">LED_UPD_STAMP</text:span><text:span text:style-name="T1"><text:tab/></text:span><text:span text:style-name="T1">TIMESTAMP</text:span></text:p>
          <text:p text:style-name="P1"><text:span text:style-name="T1"><text:tab/></text:span><text:span text:style-name="T1">LED_LAST_CLO</text:span><text:span text:style-name="T1"><text:tab/></text:span><text:span text:style-name="T1">DAT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0.5cm" svg:x="15.304cm" svg:y="17.698cm">
          <text:p text:style-name="P3"><text:span text:style-name="T2">OFA_T_LEDG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25cm" svg:height="1.999cm" svg:x="20.804cm" svg:y="18.199cm">
          <text:p text:style-name="P7"><text:span text:style-name="T1">#</text:span><text:span text:style-name="T1"><text:tab/></text:span><text:span text:style-name="T1">LED_MNEMO</text:span><text:span text:style-name="T1"><text:tab/></text:span><text:span text:style-name="T1">VARCHAR(6)</text:span></text:p>
          <text:p text:style-name="P7"><text:span text:style-name="T1">#</text:span><text:span text:style-name="T1"><text:tab/></text:span><text:span text:style-name="T1">LED_CUR_CODE</text:span><text:span text:style-name="T1"><text:tab/></text:span><text:span text:style-name="T1">VARCHAR(3)</text:span></text:p>
          <text:p text:style-name="P7"><text:span text:style-name="T1"><text:tab/></text:span><text:span text:style-name="T1">LED_CUR_VAL_DEBIT</text:span><text:span text:style-name="T1"><text:tab/></text:span><text:span text:style-name="T1">DECIMAL(20,5)</text:span></text:p>
          <text:p text:style-name="P7"><text:span text:style-name="T1"><text:tab/></text:span><text:span text:style-name="T1">LED_CUR_VAL_CREDIT</text:span><text:span text:style-name="T1"><text:tab/></text:span><text:span text:style-name="T1">DECIMAL(20,5)</text:span></text:p>
          <text:p text:style-name="P7"><text:span text:style-name="T1"><text:tab/></text:span><text:span text:style-name="T1">LED_CUR_ROUGH_DEBIT</text:span><text:span text:style-name="T1"><text:tab/></text:span><text:span text:style-name="T1">DECIMAL(20,5)</text:span></text:p>
          <text:p text:style-name="P7"><text:span text:style-name="T1"><text:tab/></text:span><text:span text:style-name="T1">LED_CUR_ROUGH_CREDIT</text:span><text:span text:style-name="T1"><text:tab/></text:span><text:span text:style-name="T1">DECIMAL(20,5)</text:span></text:p>
          <text:p text:style-name="P7"><text:span text:style-name="T1"><text:tab/></text:span><text:span text:style-name="T1">LED_CUR_FUT_DEBIT</text:span><text:span text:style-name="T1"><text:tab/></text:span><text:span text:style-name="T1">DECIMAL(20,5)</text:span></text:p>
          <text:p text:style-name="P7"><text:span text:style-name="T1"><text:tab/></text:span><text:span text:style-name="T1">LED_CUR_FUT_CREDIT</text:span><text:span text:style-name="T1"><text:tab/></text:span><text:span text:style-name="T1">DECIMAL(20,5)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25cm" svg:height="0.5cm" svg:x="20.804cm" svg:y="17.698cm">
          <text:p text:style-name="P3"><text:span text:style-name="T2">OFA_T_LEDGERS_CUR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0.816cm" svg:y1="18.393cm" svg:x2="19.304cm" svg:y2="18.393cm">
          <text:p/>
        </draw:line>
        <draw:custom-shape draw:style-name="gr3" draw:text-style-name="P6" draw:layer="layout" svg:width="9.724cm" svg:height="4.096cm" svg:x="4.172cm" svg:y="22.851cm">
          <text:p text:style-name="P5"><text:span text:style-name="T3">Dossier datase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.25cm" svg:x="9.8cm" svg:y="23.501cm">
          <text:p text:style-name="P1"><text:span text:style-name="T1">#</text:span><text:span text:style-name="T1"><text:tab/></text:span><text:span text:style-name="T1">OTE_MNEMO</text:span><text:span text:style-name="T1"><text:tab/></text:span><text:span text:style-name="T1">VARCHAR(6)</text:span></text:p>
          <text:p text:style-name="P1"><text:span text:style-name="T1"><text:tab/></text:span><text:span text:style-name="T1">OTE_LABEL</text:span><text:span text:style-name="T1"><text:tab/></text:span><text:span text:style-name="T1">VARCHAR(80)</text:span></text:p>
          <text:p text:style-name="P1"><text:span text:style-name="T1"><text:tab/></text:span><text:span text:style-name="T1">OTE_LED_MNEMO</text:span><text:span text:style-name="T1"><text:tab/></text:span><text:span text:style-name="T1">VARCHAR(6)</text:span></text:p>
          <text:p text:style-name="P1"><text:span text:style-name="T1"><text:tab/></text:span><text:span text:style-name="T1">OTE_LED_LOCKED</text:span><text:span text:style-name="T1"><text:tab/></text:span><text:span text:style-name="T1">CHAR(1)</text:span></text:p>
          <text:p text:style-name="P1"><text:span text:style-name="T1"><text:tab/></text:span><text:span text:style-name="T1">OTE_REF</text:span><text:span text:style-name="T1"><text:tab/></text:span><text:span text:style-name="T1">X(20)</text:span></text:p>
          <text:p text:style-name="P1"><text:span text:style-name="T1"><text:tab/></text:span><text:span text:style-name="T1">OTE_REF_LOCKED</text:span><text:span text:style-name="T1"><text:tab/></text:span><text:span text:style-name="T1">CHAR(1)</text:span></text:p>
          <text:p text:style-name="P1"><text:span text:style-name="T1"><text:tab/></text:span><text:span text:style-name="T1">OTE_NOTES</text:span><text:span text:style-name="T1"><text:tab/></text:span><text:span text:style-name="T1">VARCHAR(4096)</text:span></text:p>
          <text:p text:style-name="P1"><text:span text:style-name="T1"><text:tab/></text:span><text:span text:style-name="T1">OTE_UPD_USER</text:span><text:span text:style-name="T1"><text:tab/></text:span><text:span text:style-name="T1">VARCHAR(20)</text:span></text:p>
          <text:p text:style-name="P1"><text:span text:style-name="T1"><text:tab/></text:span><text:span text:style-name="T1">OTE_UPD_STAMP</text:span><text:span text:style-name="T1"><text:tab/></text:span><text:span text:style-name="T1">TIMESTAMP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0.5cm" svg:x="9.8cm" svg:y="23cm">
          <text:p text:style-name="P3"><text:span text:style-name="T2">OFA_T_OPE_TEMPLAT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.75cm" svg:x="4.3cm" svg:y="23.501cm">
          <text:p text:style-name="P1"><text:span text:style-name="T1">#</text:span><text:span text:style-name="T1"><text:tab/></text:span><text:span text:style-name="T1">OTE_MNEMO</text:span><text:span text:style-name="T1"><text:tab/></text:span><text:span text:style-name="T1">VARCHAR(6)</text:span></text:p>
          <text:p text:style-name="P1"><text:span text:style-name="T1">#</text:span><text:span text:style-name="T1"><text:tab/></text:span><text:span text:style-name="T1">OTE_DET_ROW</text:span><text:span text:style-name="T1"><text:tab/></text:span><text:span text:style-name="T1">INTEGER</text:span></text:p>
          <text:p text:style-name="P1"><text:span text:style-name="T1"><text:tab/></text:span><text:span text:style-name="T1">OTE_DET_COMMENT</text:span><text:span text:style-name="T1"><text:tab/></text:span><text:span text:style-name="T1">VARCHAR(80)</text:span></text:p>
          <text:p text:style-name="P1"><text:span text:style-name="T1"><text:tab/></text:span><text:span text:style-name="T1">OTE_DET_ACCOUNT</text:span><text:span text:style-name="T1"><text:tab/></text:span><text:span text:style-name="T1">VARCHAR(20)</text:span></text:p>
          <text:p text:style-name="P1"><text:span text:style-name="T1"><text:tab/></text:span><text:span text:style-name="T1">OTE_DET_ACCOUNT_LOCKED</text:span><text:span text:style-name="T1"><text:tab/></text:span><text:span text:style-name="T1">CHAR(1)</text:span></text:p>
          <text:p text:style-name="P1"><text:span text:style-name="T1"><text:tab/></text:span><text:span text:style-name="T1">OTE_DET_LABEL</text:span><text:span text:style-name="T1"><text:tab/></text:span><text:span text:style-name="T1">VARCHAR(80)</text:span></text:p>
          <text:p text:style-name="P1"><text:span text:style-name="T1"><text:tab/></text:span><text:span text:style-name="T1">OTE_DET_LABEL_LOCKED</text:span><text:span text:style-name="T1"><text:tab/></text:span><text:span text:style-name="T1">CHAR(1)</text:span></text:p>
          <text:p text:style-name="P1"><text:span text:style-name="T1"><text:tab/></text:span><text:span text:style-name="T1">OTE_DET_DEBIT</text:span><text:span text:style-name="T1"><text:tab/></text:span><text:span text:style-name="T1">VARCHAR(80)</text:span></text:p>
          <text:p text:style-name="P1"><text:span text:style-name="T1"><text:tab/></text:span><text:span text:style-name="T1">OTE_DET_DEBIT_LOCKED</text:span><text:span text:style-name="T1"><text:tab/></text:span><text:span text:style-name="T1">CHAR(1)</text:span></text:p>
          <text:p text:style-name="P1"><text:span text:style-name="T1"><text:tab/></text:span><text:span text:style-name="T1">OTE_DET_CREDIT</text:span><text:span text:style-name="T1"><text:tab/></text:span><text:span text:style-name="T1">VARCHAR(80)</text:span></text:p>
          <text:p text:style-name="P1"><text:span text:style-name="T1"><text:tab/></text:span><text:span text:style-name="T1">OTE_DET_CREDIT_LOCKED</text:span><text:span text:style-name="T1"><text:tab/></text:span><text:span text:style-name="T1">CHAR(1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0.5cm" svg:x="4.3cm" svg:y="23cm">
          <text:p text:style-name="P3"><text:span text:style-name="T2">OFA_T_OPE_TEMPLATES_DET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8.314cm" svg:y1="23.703cm" svg:x2="9.791cm" svg:y2="23.703cm">
          <text:p/>
        </draw:line>
        <draw:custom-shape draw:style-name="gr3" draw:text-style-name="P6" draw:layer="layout" svg:width="9.776cm" svg:height="2.609cm" svg:x="15.167cm" svg:y="22.85cm">
          <text:p text:style-name="P5"><text:span text:style-name="T3">Dossier datase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5cm" svg:x="15.3cm" svg:y="23.5cm">
          <text:p text:style-name="P1"><text:span text:style-name="T1">#</text:span><text:span text:style-name="T1"><text:tab/></text:span><text:span text:style-name="T1">RAT_MNEMO</text:span><text:span text:style-name="T1"><text:tab/></text:span><text:span text:style-name="T1">VARCHAR(6)</text:span></text:p>
          <text:p text:style-name="P1"><text:span text:style-name="T1"><text:tab/></text:span><text:span text:style-name="T1">RAT_LABEL</text:span><text:span text:style-name="T1"><text:tab/></text:span><text:span text:style-name="T1">VARCHAR(80)</text:span></text:p>
          <text:p text:style-name="P1"><text:span text:style-name="T1"><text:tab/></text:span><text:span text:style-name="T1">RAT_NOTES</text:span><text:span text:style-name="T1"><text:tab/></text:span><text:span text:style-name="T1">VARCHAR(4096)</text:span></text:p>
          <text:p text:style-name="P1"><text:span text:style-name="T1"><text:tab/></text:span><text:span text:style-name="T1">RAT_UPD_USER</text:span><text:span text:style-name="T1"><text:tab/></text:span><text:span text:style-name="T1">VARCHAR(20)</text:span></text:p>
          <text:p text:style-name="P1"><text:span text:style-name="T1"><text:tab/></text:span><text:span text:style-name="T1">RAT_UPD_STAMP</text:span><text:span text:style-name="T1"><text:tab/></text:span><text:span text:style-name="T1">TIMESTAMP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0.5cm" svg:x="15.305cm" svg:y="23cm">
          <text:p text:style-name="P3"><text:span text:style-name="T2">OFA_T_RATES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4cm" svg:height="1.25cm" svg:x="20.8cm" svg:y="23.5cm">
          <text:p text:style-name="P9"><text:span text:style-name="T1">#</text:span><text:span text:style-name="T1"><text:tab/></text:span><text:span text:style-name="T1">RAT_MNEMO</text:span><text:span text:style-name="T1"><text:tab/></text:span><text:span text:style-name="T1">VARCHAR(6)</text:span></text:p>
          <text:p text:style-name="P9"><text:span text:style-name="T1"><text:tab/></text:span><text:span text:style-name="T1">RAT_VAL_BEGIN</text:span><text:span text:style-name="T1"><text:tab/></text:span><text:span text:style-name="T1">DATE</text:span></text:p>
          <text:p text:style-name="P9"><text:span text:style-name="T1"><text:tab/></text:span><text:span text:style-name="T1">RAT_VAL_END</text:span><text:span text:style-name="T1"><text:tab/></text:span><text:span text:style-name="T1">DATE</text:span></text:p>
          <text:p text:style-name="P9"><text:span text:style-name="T1"><text:tab/></text:span><text:span text:style-name="T1">RAT_VAL_RATE</text:span><text:span text:style-name="T1"><text:tab/></text:span><text:span text:style-name="T1">DECIMAL(20,5)</text:span></text:p>
          <text:p text:style-name="P9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0.5cm" svg:x="20.8cm" svg:y="23cm">
          <text:p text:style-name="P3"><text:span text:style-name="T2">OFA_T_RATES_VAL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0.75cm" svg:y1="23.67cm" svg:x2="19.302cm" svg:y2="23.67cm">
          <text:p/>
        </draw:line>
        <draw:custom-shape draw:style-name="gr5" draw:text-style-name="P2" draw:layer="layout" svg:width="4cm" svg:height="5.142cm" svg:x="20.7cm" svg:y="2.501cm">
          <text:p text:style-name="P1"><text:span text:style-name="T1">#</text:span><text:span text:style-name="T1"><text:tab/></text:span><text:span text:style-name="T1">DOS_ID</text:span><text:span text:style-name="T1"><text:tab/></text:span><text:span text:style-name="T1">INTEGER</text:span></text:p>
          <text:p text:style-name="P1"><text:span text:style-name="T1"><text:tab/></text:span><text:span text:style-name="T1">DOS_DEF_CURRENCY</text:span><text:span text:style-name="T1"><text:tab/></text:span><text:span text:style-name="T1">VARCHAR(3)</text:span></text:p>
          <text:p text:style-name="P1"><text:span text:style-name="T1"><text:tab/></text:span><text:span text:style-name="T1">DOS_EXE_BEGIN</text:span><text:span text:style-name="T1"><text:tab/></text:span><text:span text:style-name="T1">DATE</text:span></text:p>
          <text:p text:style-name="P1"><text:span text:style-name="T1"><text:tab/></text:span><text:span text:style-name="T1">DOS_EXE_END</text:span><text:span text:style-name="T1"><text:tab/></text:span><text:span text:style-name="T1">DATE</text:span></text:p>
          <text:p text:style-name="P1"><text:span text:style-name="T1"><text:tab/></text:span><text:span text:style-name="T1">DOS_EXE_LENGTH</text:span><text:span text:style-name="T1"><text:tab/></text:span><text:span text:style-name="T1">INTEGER</text:span></text:p>
          <text:p text:style-name="P1"><text:span text:style-name="T1"><text:tab/></text:span><text:span text:style-name="T1">DOS_EXE_NOTES</text:span><text:span text:style-name="T1"><text:tab/></text:span><text:span text:style-name="T1">VARCHAR(4096)</text:span></text:p>
          <text:p text:style-name="P1"><text:span text:style-name="T1"><text:tab/></text:span><text:span text:style-name="T1">DOS_FORW_OPE</text:span><text:span text:style-name="T1"><text:tab/></text:span><text:span text:style-name="T1">VARCHAR(6)</text:span></text:p>
          <text:p text:style-name="P1"><text:span text:style-name="T1"><text:tab/></text:span><text:span text:style-name="T1">DOS_IMPORT_LEDGER</text:span><text:span text:style-name="T1"><text:tab/></text:span><text:span text:style-name="T1">VARCHAR(6)</text:span></text:p>
          <text:p text:style-name="P1"><text:span text:style-name="T1"><text:tab/></text:span><text:span text:style-name="T1">DOS_LABEL</text:span><text:span text:style-name="T1"><text:tab/></text:span><text:span text:style-name="T1">VARCHAR(80)</text:span></text:p>
          <text:p text:style-name="P1"><text:span text:style-name="T1"><text:tab/></text:span><text:span text:style-name="T1">DOS_NOTES</text:span><text:span text:style-name="T1"><text:tab/></text:span><text:span text:style-name="T1">VARCHAR(4096)</text:span></text:p>
          <text:p text:style-name="P1"><text:span text:style-name="T1"><text:tab/></text:span><text:span text:style-name="T1">DOS_SIREN</text:span><text:span text:style-name="T1"><text:tab/></text:span><text:span text:style-name="T1">VARCHAR(9)</text:span></text:p>
          <text:p text:style-name="P1"><text:span text:style-name="T1"><text:tab/></text:span><text:span text:style-name="T1">DOS_SIRET</text:span><text:span text:style-name="T1"><text:tab/></text:span><text:span text:style-name="T1">VARCHAR(13)</text:span></text:p>
          <text:p text:style-name="P1"><text:span text:style-name="T1"><text:tab/></text:span><text:span text:style-name="T1">DOS_SLD_OPE</text:span><text:span text:style-name="T1"><text:tab/></text:span><text:span text:style-name="T1">VARCHAR(6)</text:span></text:p>
          <text:p text:style-name="P1"><text:span text:style-name="T1"><text:tab/></text:span><text:span text:style-name="T1">DOS_UPD_USER</text:span><text:span text:style-name="T1"><text:tab/></text:span><text:span text:style-name="T1">VARCHAR(20)</text:span></text:p>
          <text:p text:style-name="P1"><text:span text:style-name="T1"><text:tab/></text:span><text:span text:style-name="T1">DOS_UPD_STAMP</text:span><text:span text:style-name="T1"><text:tab/></text:span><text:span text:style-name="T1">TIMESTAMP</text:span></text:p>
          <text:p text:style-name="P1"><text:span text:style-name="T1"><text:tab/></text:span><text:span text:style-name="T1">DOS_EXE_ID</text:span><text:span text:style-name="T1"><text:tab/></text:span><text:span text:style-name="T1">INTEGER</text:span></text:p>
          <text:p text:style-name="P1"><text:span text:style-name="T1"><text:tab/></text:span><text:span text:style-name="T1">DOS_LAST_EXE_ID</text:span><text:span text:style-name="T1"><text:tab/></text:span><text:span text:style-name="T1">INTEGER</text:span></text:p>
          <text:p text:style-name="P1"><text:span text:style-name="T1"><text:tab/></text:span><text:span text:style-name="T1">DOS_LAST_BAT</text:span><text:span text:style-name="T1"><text:tab/></text:span><text:span text:style-name="T1">BIGINT</text:span></text:p>
          <text:p text:style-name="P1"><text:span text:style-name="T1"><text:tab/></text:span><text:span text:style-name="T1">DOS_LAST_BATLINE</text:span><text:span text:style-name="T1"><text:tab/></text:span><text:span text:style-name="T1">BIGINT</text:span></text:p>
          <text:p text:style-name="P1"><text:span text:style-name="T1"><text:tab/></text:span><text:span text:style-name="T1">DOS_LAST_ENTRY</text:span><text:span text:style-name="T1"><text:tab/></text:span><text:span text:style-name="T1">BIGINT</text:span></text:p>
          <text:p text:style-name="P1"><text:span text:style-name="T1"><text:tab/></text:span><text:span text:style-name="T1">DOS_LAST_SETTLEMENT</text:span><text:span text:style-name="T1"><text:tab/></text:span><text:span text:style-name="T1">BIGINT</text:span></text:p>
          <text:p text:style-name="P1"><text:span text:style-name="T1"><text:tab/></text:span><text:span text:style-name="T1">DOS_LAST_CONCIL</text:span><text:span text:style-name="T1"><text:tab/></text:span><text:span text:style-name="T1">BIGINT</text:span></text:p>
          <text:p text:style-name="P1"><text:span text:style-name="T1"><text:tab/></text:span><text:span text:style-name="T1">DOS_CURRENT</text:span><text:span text:style-name="T1"><text:tab/></text:span><text:span text:style-name="T1">CHAR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cm" svg:height="0.5cm" svg:x="20.7cm" svg:y="2cm">
          <text:p text:style-name="P3"><text:span text:style-name="T2">OFA_T_DOSSI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75cm" svg:x="26.2cm" svg:y="2.501cm">
          <text:p text:style-name="P1"><text:span text:style-name="T1">#</text:span><text:span text:style-name="T1"><text:tab/></text:span><text:span text:style-name="T1">DOS_ID</text:span><text:span text:style-name="T1"><text:tab/></text:span><text:span text:style-name="T1">INTEGER</text:span></text:p>
          <text:p text:style-name="P1"><text:span text:style-name="T1">#</text:span><text:span text:style-name="T1"><text:tab/></text:span><text:span text:style-name="T1">DOS_CURRENCY</text:span><text:span text:style-name="T1"><text:tab/></text:span><text:span text:style-name="T1">VARCHAR(3)</text:span></text:p>
          <text:p text:style-name="P1"><text:span text:style-name="T1"><text:tab/></text:span><text:span text:style-name="T1">DOS_SLD_ACCOUNT</text:span><text:span text:style-name="T1"><text:tab/></text:span><text:span text:style-name="T1">VARCHAR(20)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cm" svg:height="0.5cm" svg:x="26.2cm" svg:y="2cm">
          <text:p text:style-name="P3"><text:span text:style-name="T2">OFA_T_DOSSIER_CUR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6.207cm" svg:y1="2.731cm" svg:x2="24.731cm" svg:y2="2.731cm">
          <text:p/>
        </draw:line>
        <draw:custom-shape draw:style-name="gr3" draw:text-style-name="P6" draw:layer="layout" svg:width="4.401cm" svg:height="5.611cm" svg:x="4.179cm" svg:y="10.367cm">
          <text:p text:style-name="P5"><text:span text:style-name="T3">Dossier dataset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draw:layer="layout" svg:width="4.15cm" svg:height="4.5cm" svg:x="4.3cm" svg:y="11.001cm">
          <text:p text:style-name="P11"><text:span text:style-name="T1">#</text:span><text:span text:style-name="T1"><text:tab/></text:span><text:span text:style-name="T1">ACC_NUMBER</text:span><text:span text:style-name="T1"><text:tab/></text:span><text:span text:style-name="T1">VARCHAR(20)</text:span></text:p>
          <text:p text:style-name="P11"><text:span text:style-name="T1"><text:tab/></text:span><text:span text:style-name="T1">ACC_LABEL</text:span><text:span text:style-name="T1"><text:tab/></text:span><text:span text:style-name="T1">VARCHAR(80)</text:span></text:p>
          <text:p text:style-name="P11"><text:span text:style-name="T1"><text:tab/></text:span><text:span text:style-name="T1">ACC_CURRENCY</text:span><text:span text:style-name="T1"><text:tab/></text:span><text:span text:style-name="T1">VARCHAR(3)</text:span></text:p>
          <text:p text:style-name="P11"><text:span text:style-name="T1"><text:tab/></text:span><text:span text:style-name="T1">ACC_NOTES</text:span><text:span text:style-name="T1"><text:tab/></text:span><text:span text:style-name="T1">VARCHAR(4096)</text:span></text:p>
          <text:p text:style-name="P11"><text:span text:style-name="T1"><text:tab/></text:span><text:span text:style-name="T1">ACC_ROOT</text:span><text:span text:style-name="T1"><text:tab/></text:span><text:span text:style-name="T1">CHAR(1)</text:span></text:p>
          <text:p text:style-name="P11"><text:span text:style-name="T1"><text:tab/></text:span><text:span text:style-name="T1">ACC_SETTLEABLE</text:span><text:span text:style-name="T1"><text:tab/></text:span><text:span text:style-name="T1">CHAR(1)</text:span></text:p>
          <text:p text:style-name="P11"><text:span text:style-name="T1"><text:tab/></text:span><text:span text:style-name="T1">ACC_RECONCILIABLE</text:span><text:span text:style-name="T1"><text:tab/></text:span><text:span text:style-name="T1">CHAR(1)</text:span></text:p>
          <text:p text:style-name="P11"><text:span text:style-name="T1"><text:tab/></text:span><text:span text:style-name="T1">ACC_FORWARD</text:span><text:span text:style-name="T1"><text:tab/></text:span><text:span text:style-name="T1">CHAR(1)</text:span></text:p>
          <text:p text:style-name="P11"><text:span text:style-name="T1"><text:tab/></text:span><text:span text:style-name="T1">ACC_UPD_USER</text:span><text:span text:style-name="T1"><text:tab/></text:span><text:span text:style-name="T1">VARCHAR(20)</text:span></text:p>
          <text:p text:style-name="P11"><text:span text:style-name="T1"><text:tab/></text:span><text:span text:style-name="T1">ACC_UPD_STAMP</text:span><text:span text:style-name="T1"><text:tab/></text:span><text:span text:style-name="T1">TIMESTAMP</text:span></text:p>
          <text:p text:style-name="P11"><text:span text:style-name="T1"><text:tab/></text:span><text:span text:style-name="T1">ACC_VAL_DEBIT</text:span><text:span text:style-name="T1"><text:tab/></text:span><text:span text:style-name="T1">DECIMAL(20,5)</text:span></text:p>
          <text:p text:style-name="P11"><text:span text:style-name="T1"><text:tab/></text:span><text:span text:style-name="T1">ACC_VAL_CREDIT</text:span><text:span text:style-name="T1"><text:tab/></text:span><text:span text:style-name="T1">DECIMAL(20,5)</text:span></text:p>
          <text:p text:style-name="P11"><text:span text:style-name="T1"><text:tab/></text:span><text:span text:style-name="T1">ACC_ROUGH_DEBIT</text:span><text:span text:style-name="T1"><text:tab/></text:span><text:span text:style-name="T1">DECIMAL(20,5)</text:span></text:p>
          <text:p text:style-name="P11"><text:span text:style-name="T1"><text:tab/></text:span><text:span text:style-name="T1">ACC_ROUGH_CREDIT</text:span><text:span text:style-name="T1"><text:tab/></text:span><text:span text:style-name="T1">DECIMAL(20,5)</text:span></text:p>
          <text:p text:style-name="P11"><text:span text:style-name="T1"><text:tab/></text:span><text:span text:style-name="T1">ACC_OPEN_DEBIT</text:span><text:span text:style-name="T1"><text:tab/></text:span><text:span text:style-name="T1">DECIMAL(20,5)</text:span></text:p>
          <text:p text:style-name="P11"><text:span text:style-name="T1"><text:tab/></text:span><text:span text:style-name="T1">ACC_OPEN_CREDIT</text:span><text:span text:style-name="T1"><text:tab/></text:span><text:span text:style-name="T1">DECIMAL(20,5)</text:span></text:p>
          <text:p text:style-name="P11"><text:span text:style-name="T1"><text:tab/></text:span><text:span text:style-name="T1">ACC_FUT_DEBIT</text:span><text:span text:style-name="T1"><text:tab/></text:span><text:span text:style-name="T1">DECIMAL(20,5)</text:span></text:p>
          <text:p text:style-name="P11"><text:span text:style-name="T1"><text:tab/></text:span><text:span text:style-name="T1">ACC_FUT_CREDIT</text:span><text:span text:style-name="T1"><text:tab/></text:span><text:span text:style-name="T1">DECIMAL(20,5)</text:span></text:p>
          <text:p text:style-name="P11"/>
          <text:p text:style-name="P11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15cm" svg:height="0.5cm" svg:x="4.3cm" svg:y="10.5cm">
          <text:p text:style-name="P3"><text:span text:style-name="T2">OFA_T_ACCOUNT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318cm" svg:height="3.876cm" svg:x="4.15cm" svg:y="1.85cm">
          <text:p text:style-name="P5"><text:span text:style-name="T3">Dossier datase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.75cm" svg:x="4.3cm" svg:y="2.501cm">
          <text:p text:style-name="P1"><text:span text:style-name="T1"># BAT_ID</text:span><text:span text:style-name="T1"><text:tab/></text:span><text:span text:style-name="T1">BIGINT</text:span></text:p>
          <text:p text:style-name="P1"><text:span text:style-name="T1"><text:tab/></text:span><text:span text:style-name="T1">BAT_URI</text:span><text:span text:style-name="T1"><text:tab/></text:span><text:span text:style-name="T1">VARCHAR(256)</text:span></text:p>
          <text:p text:style-name="P1"><text:span text:style-name="T1"><text:tab/></text:span><text:span text:style-name="T1">BAT_FORMAT</text:span><text:span text:style-name="T1"><text:tab/></text:span><text:span text:style-name="T1">VARCHAR(80)</text:span></text:p>
          <text:p text:style-name="P1"><text:span text:style-name="T1"><text:tab/></text:span><text:span text:style-name="T1">BAT_BEGIN</text:span><text:span text:style-name="T1"><text:tab/></text:span><text:span text:style-name="T1">DATE</text:span></text:p>
          <text:p text:style-name="P1"><text:span text:style-name="T1"><text:tab/></text:span><text:span text:style-name="T1">BAT_END</text:span><text:span text:style-name="T1"><text:tab/></text:span><text:span text:style-name="T1">DATE</text:span></text:p>
          <text:p text:style-name="P1"><text:span text:style-name="T1"><text:tab/></text:span><text:span text:style-name="T1">BAT_RIB</text:span><text:span text:style-name="T1"><text:tab/></text:span><text:span text:style-name="T1">VARCHAR(80)</text:span></text:p>
          <text:p text:style-name="P1"><text:span text:style-name="T1"><text:tab/></text:span><text:span text:style-name="T1">BAT_CURRENCY</text:span><text:span text:style-name="T1"><text:tab/></text:span><text:span text:style-name="T1">VARCHAR(3)</text:span></text:p>
          <text:p text:style-name="P1"><text:span text:style-name="T1"><text:tab/></text:span><text:span text:style-name="T1">BAT_SOLDE</text:span><text:span text:style-name="T1"><text:tab/></text:span><text:span text:style-name="T1">DECIMAL(20,5)</text:span></text:p>
          <text:p text:style-name="P1"><text:span text:style-name="T1"><text:tab/></text:span><text:span text:style-name="T1">BAT_NOTES</text:span><text:span text:style-name="T1"><text:tab/></text:span><text:span text:style-name="T1">VARCHAR(4096)</text:span></text:p>
          <text:p text:style-name="P1"><text:span text:style-name="T1"><text:tab/></text:span><text:span text:style-name="T1">BAT_UPD_USER</text:span><text:span text:style-name="T1"><text:tab/></text:span><text:span text:style-name="T1">VARCHAR(20)</text:span></text:p>
          <text:p text:style-name="P1"><text:span text:style-name="T1"><text:tab/></text:span><text:span text:style-name="T1">BAT_UPD_STAMP</text:span><text:span text:style-name="T1"><text:tab/></text:span><text:span text:style-name="T1">TIMESTAMP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0.5cm" svg:x="4.3cm" svg:y="2cm">
          <text:p text:style-name="P3"><text:span text:style-name="T2">OFA_T_BA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.25cm" svg:x="9.8cm" svg:y="2.501cm">
          <text:p text:style-name="P1"><text:span text:style-name="T1"><text:tab/></text:span><text:span text:style-name="T1">BAT_ID</text:span><text:span text:style-name="T1"><text:tab/></text:span><text:span text:style-name="T1">BIGINT</text:span></text:p>
          <text:p text:style-name="P1"><text:span text:style-name="T1">#</text:span><text:span text:style-name="T1"><text:tab/></text:span><text:span text:style-name="T1">BAT_LINE_ID</text:span><text:span text:style-name="T1"><text:tab/></text:span><text:span text:style-name="T1">BIGINT</text:span></text:p>
          <text:p text:style-name="P1"><text:span text:style-name="T1"><text:tab/></text:span><text:span text:style-name="T1">BAT_LINE_DEFFECT</text:span><text:span text:style-name="T1"><text:tab/></text:span><text:span text:style-name="T1">DATE</text:span></text:p>
          <text:p text:style-name="P1"><text:span text:style-name="T1"><text:tab/></text:span><text:span text:style-name="T1">BAT_LINE_DOPE</text:span><text:span text:style-name="T1"><text:tab/></text:span><text:span text:style-name="T1">DATE</text:span></text:p>
          <text:p text:style-name="P1"><text:span text:style-name="T1"><text:tab/></text:span><text:span text:style-name="T1">BAT_LINE_REF</text:span><text:span text:style-name="T1"><text:tab/></text:span><text:span text:style-name="T1">VARCHAR(80)</text:span></text:p>
          <text:p text:style-name="P1"><text:span text:style-name="T1"><text:tab/></text:span><text:span text:style-name="T1">BAT_LINE_LABEL</text:span><text:span text:style-name="T1"><text:tab/></text:span><text:span text:style-name="T1">VARCHAR(80)</text:span></text:p>
          <text:p text:style-name="P1"><text:span text:style-name="T1"><text:tab/></text:span><text:span text:style-name="T1">BAT_LINE_CURRENCY</text:span><text:span text:style-name="T1"><text:tab/></text:span><text:span text:style-name="T1">VARCHAR(3)</text:span></text:p>
          <text:p text:style-name="P1"><text:span text:style-name="T1"><text:tab/></text:span><text:span text:style-name="T1">BAT_LINE_AMOUNT</text:span><text:span text:style-name="T1"><text:tab/></text:span><text:span text:style-name="T1">DECIMAL(20,5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0.5cm" svg:x="9.8cm" svg:y="2cm">
          <text:p text:style-name="P3"><text:span text:style-name="T2">OFA_T_BAT_LINES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9.791cm" svg:y1="2.717cm" svg:x2="8.271cm" svg:y2="2.717cm">
          <text:p/>
        </draw:line>
        <draw:custom-shape draw:style-name="gr3" draw:text-style-name="P6" draw:layer="layout" svg:width="4.342cm" svg:height="2.652cm" svg:x="4.121cm" svg:y="17.55cm">
          <text:p text:style-name="P5"><text:span text:style-name="T3">Dossier datase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5cm" svg:x="4.3cm" svg:y="18.201cm">
          <text:p text:style-name="P1"><text:span text:style-name="T1">#</text:span><text:span text:style-name="T1"><text:tab/></text:span><text:span text:style-name="T1">CLA_NUMBER</text:span><text:span text:style-name="T1"><text:tab/></text:span><text:span text:style-name="T1">INTEGER</text:span></text:p>
          <text:p text:style-name="P1"><text:span text:style-name="T1"><text:tab/></text:span><text:span text:style-name="T1">CLA_LABEL</text:span><text:span text:style-name="T1"><text:tab/></text:span><text:span text:style-name="T1">VARCHAR(80)</text:span></text:p>
          <text:p text:style-name="P1"><text:span text:style-name="T1"><text:tab/></text:span><text:span text:style-name="T1">CLA_NOTES</text:span><text:span text:style-name="T1"><text:tab/></text:span><text:span text:style-name="T1">VARCHAR(4096)</text:span></text:p>
          <text:p text:style-name="P1"><text:span text:style-name="T1"><text:tab/></text:span><text:span text:style-name="T1">CLA_UPD_USER</text:span><text:span text:style-name="T1"><text:tab/></text:span><text:span text:style-name="T1">VARCHAR(20)</text:span></text:p>
          <text:p text:style-name="P1"><text:span text:style-name="T1"><text:tab/></text:span><text:span text:style-name="T1">CLA_UPD_STAMP</text:span><text:span text:style-name="T1"><text:tab/></text:span><text:span text:style-name="T1">TIMESTAMP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0.5cm" svg:x="4.3cm" svg:y="17.7cm">
          <text:p text:style-name="P3"><text:span text:style-name="T2">OFA_T_CLASS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cm" svg:height="0.999cm" svg:x="26.3cm" svg:y="16.2cm">
          <text:p text:style-name="P1"><text:span text:style-name="T1">#</text:span><text:span text:style-name="T1"><text:tab/></text:span><text:span text:style-name="T1">ROL_USER</text:span><text:span text:style-name="T1"><text:tab/></text:span><text:span text:style-name="T1">VARCHAR(20)</text:span></text:p>
          <text:p text:style-name="P1"><text:span text:style-name="T1"><text:tab/></text:span><text:span text:style-name="T1">ROL_IS_ADMIN</text:span><text:span text:style-name="T1"><text:tab/></text:span><text:span text:style-name="T1">INTEGER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4cm" svg:height="0.501cm" svg:x="26.3cm" svg:y="15.699cm">
          <text:p text:style-name="P3"><text:span text:style-name="T2">OFA_T_ROL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cm" svg:height="0.999cm" svg:x="26.3cm" svg:y="11cm">
          <text:p text:style-name="P1"><text:span text:style-name="T1">#</text:span><text:span text:style-name="T1"><text:tab/></text:span><text:span text:style-name="T1">VERSION_NUMBER</text:span><text:span text:style-name="T1"><text:tab/></text:span><text:span text:style-name="T1">INTEGER</text:span></text:p>
          <text:p text:style-name="P1"><text:span text:style-name="T1"><text:tab/></text:span><text:span text:style-name="T1">VERSION_DATE</text:span><text:span text:style-name="T1"><text:tab/></text:span><text:span text:style-name="T1">TIMESTAMP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4cm" svg:height="0.501cm" svg:x="26.3cm" svg:y="10.499cm">
          <text:p text:style-name="P3"><text:span text:style-name="T2">OFA_T_VERS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cm" svg:height="0.999cm" svg:x="26.3cm" svg:y="20.299cm">
          <text:p text:style-name="P1"><text:span text:style-name="T1"><text:tab/></text:span><text:span text:style-name="T1">AUD_STAMP</text:span><text:span text:style-name="T1"><text:tab/></text:span><text:span text:style-name="T1">TIMESTAMP</text:span></text:p>
          <text:p text:style-name="P1"><text:span text:style-name="T1"><text:tab/></text:span><text:span text:style-name="T1">AUD_QUERY</text:span><text:span text:style-name="T1"><text:tab/></text:span><text:span text:style-name="T1">VARCHAR(4096)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4cm" svg:height="0.501cm" svg:x="26.3cm" svg:y="19.798cm">
          <text:p text:style-name="P3"><text:span text:style-name="T2">OFA_T_AUDIT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3.495cm" svg:y1="4.013cm" svg:x2="4.294cm" svg:y2="4.013cm">
          <text:p/>
        </draw:line>
        <draw:line draw:style-name="gr8" draw:text-style-name="P8" draw:layer="layout" svg:x1="3.494cm" svg:y1="9.097cm" svg:x2="3.494cm" svg:y2="4.023cm">
          <text:p/>
        </draw:line>
        <draw:line draw:style-name="gr8" draw:text-style-name="P8" draw:layer="layout" svg:x1="3.493cm" svg:y1="9.101cm" svg:x2="20.011cm" svg:y2="9.101cm">
          <text:p/>
        </draw:line>
        <draw:line draw:style-name="gr8" draw:text-style-name="P8" draw:layer="layout" svg:x1="8.766cm" svg:y1="4.006cm" svg:x2="9.798cm" svg:y2="4.006cm">
          <text:p/>
        </draw:line>
        <draw:line draw:style-name="gr8" draw:text-style-name="P8" draw:layer="layout" svg:x1="8.756cm" svg:y1="9.008cm" svg:x2="8.756cm" svg:y2="3.995cm">
          <text:p/>
        </draw:line>
        <draw:line draw:style-name="gr8" draw:text-style-name="P8" draw:layer="layout" svg:x1="8.75cm" svg:y1="9.001cm" svg:x2="20.107cm" svg:y2="9.002cm">
          <text:p/>
        </draw:line>
        <draw:line draw:style-name="gr8" draw:text-style-name="P8" draw:layer="layout" svg:x1="24.697cm" svg:y1="2.898cm" svg:x2="25.61cm" svg:y2="2.898cm">
          <text:p/>
        </draw:line>
        <draw:line draw:style-name="gr8" draw:text-style-name="P8" draw:layer="layout" svg:x1="25.698cm" svg:y1="2.896cm" svg:x2="26.183cm" svg:y2="2.901cm">
          <text:p/>
        </draw:line>
        <draw:line draw:style-name="gr8" draw:text-style-name="P8" draw:layer="layout" svg:x1="25.608cm" svg:y1="9.034cm" svg:x2="25.602cm" svg:y2="2.9cm">
          <text:p/>
        </draw:line>
        <draw:line draw:style-name="gr8" draw:text-style-name="P8" draw:layer="layout" svg:x1="25.702cm" svg:y1="9.112cm" svg:x2="25.698cm" svg:y2="2.887cm">
          <text:p/>
        </draw:line>
        <draw:line draw:style-name="gr9" draw:text-style-name="P8" draw:layer="layout" svg:x1="3.504cm" svg:y1="11.653cm" svg:x2="4.298cm" svg:y2="11.653cm">
          <text:p/>
        </draw:line>
        <draw:line draw:style-name="gr8" draw:text-style-name="P8" draw:layer="layout" svg:x1="3.492cm" svg:y1="11.659cm" svg:x2="3.492cm" svg:y2="9.193cm">
          <text:p/>
        </draw:line>
        <draw:line draw:style-name="gr8" draw:text-style-name="P8" draw:layer="layout" svg:x1="3.5cm" svg:y1="9.2cm" svg:x2="19.9cm" svg:y2="9.2cm">
          <text:p/>
        </draw:line>
        <draw:line draw:style-name="gr8" draw:text-style-name="P8" draw:layer="layout" svg:x1="14.473cm" svg:y1="12.471cm" svg:x2="15.308cm" svg:y2="12.471cm">
          <text:p/>
        </draw:line>
        <draw:line draw:style-name="gr8" draw:text-style-name="P8" draw:layer="layout" svg:x1="14.471cm" svg:y1="12.476cm" svg:x2="14.471cm" svg:y2="9.304cm">
          <text:p/>
        </draw:line>
        <draw:line draw:style-name="gr8" draw:text-style-name="P8" draw:layer="layout" svg:x1="14.47cm" svg:y1="9.305cm" svg:x2="19.796cm" svg:y2="9.305cm">
          <text:p/>
        </draw:line>
        <draw:line draw:style-name="gr8" draw:text-style-name="P8" draw:layer="layout" svg:x1="20.105cm" svg:y1="11.105cm" svg:x2="20.105cm" svg:y2="9.001cm">
          <text:p/>
        </draw:line>
        <draw:line draw:style-name="gr8" draw:text-style-name="P8" draw:layer="layout" svg:x1="20.003cm" svg:y1="11.209cm" svg:x2="20.003cm" svg:y2="9.104cm">
          <text:p/>
        </draw:line>
        <draw:line draw:style-name="gr8" draw:text-style-name="P8" draw:layer="layout" svg:x1="19.898cm" svg:y1="11.201cm" svg:x2="19.898cm" svg:y2="9.2cm">
          <text:p/>
        </draw:line>
        <draw:line draw:style-name="gr8" draw:text-style-name="P8" draw:layer="layout" svg:x1="19.798cm" svg:y1="11.201cm" svg:x2="19.798cm" svg:y2="9.311cm">
          <text:p/>
        </draw:line>
        <draw:line draw:style-name="gr10" draw:text-style-name="P8" draw:layer="layout" svg:x1="20.1cm" svg:y1="11.102cm" svg:x2="20.814cm" svg:y2="11.102cm">
          <text:p/>
        </draw:line>
        <draw:line draw:style-name="gr11" draw:text-style-name="P8" draw:layer="layout" svg:x1="19.804cm" svg:y1="11.201cm" svg:x2="20.81cm" svg:y2="11.201cm">
          <text:p/>
        </draw:line>
        <draw:line draw:style-name="gr8" draw:text-style-name="P8" draw:layer="layout" svg:x1="20.099cm" svg:y1="18.64cm" svg:x2="20.806cm" svg:y2="18.64cm">
          <text:p/>
        </draw:line>
        <draw:line draw:style-name="gr8" draw:text-style-name="P8" draw:layer="layout" svg:x1="20.085cm" svg:y1="18.666cm" svg:x2="20.085cm" svg:y2="11.305cm">
          <text:p/>
        </draw:line>
        <draw:line draw:style-name="gr12" draw:text-style-name="P8" draw:layer="layout" svg:x1="20.08cm" svg:y1="11.302cm" svg:x2="20.808cm" svg:y2="11.302cm">
          <text:p/>
        </draw:line>
        <draw:line draw:style-name="gr8" draw:text-style-name="P8" draw:layer="layout" svg:x1="3.698cm" svg:y1="11.338cm" svg:x2="4.31cm" svg:y2="11.34cm">
          <text:p/>
        </draw:line>
        <draw:line draw:style-name="gr8" draw:text-style-name="P8" draw:layer="layout" svg:x1="3.711cm" svg:y1="18.425cm" svg:x2="3.711cm" svg:y2="11.339cm">
          <text:p/>
        </draw:line>
        <draw:line draw:style-name="gr12" draw:text-style-name="P8" draw:layer="layout" svg:x1="3.721cm" svg:y1="18.419cm" svg:x2="4.317cm" svg:y2="18.419cm">
          <text:p/>
        </draw:line>
        <draw:line draw:style-name="gr8" draw:text-style-name="P8" draw:layer="layout" svg:x1="20.081cm" svg:y1="4.01cm" svg:x2="20.715cm" svg:y2="4.01cm">
          <text:p/>
        </draw:line>
        <draw:line draw:style-name="gr8" draw:text-style-name="P8" draw:layer="layout" svg:x1="20.199cm" svg:y1="5.243cm" svg:x2="20.714cm" svg:y2="5.243cm">
          <text:p/>
        </draw:line>
        <draw:line draw:style-name="gr13" draw:text-style-name="P8" draw:layer="layout" svg:x1="14.657cm" svg:y1="11.422cm" svg:x2="15.291cm" svg:y2="11.422cm">
          <text:p/>
        </draw:line>
        <draw:line draw:style-name="gr14" draw:text-style-name="P8" draw:layer="layout" svg:x1="14.885cm" svg:y1="23.721cm" svg:x2="13.791cm" svg:y2="23.718cm">
          <text:p/>
        </draw:line>
        <draw:line draw:style-name="gr8" draw:text-style-name="P8" draw:layer="layout" svg:x1="25.905cm" svg:y1="8.615cm" svg:x2="25.905cm" svg:y2="3.146cm">
          <text:p/>
        </draw:line>
        <draw:line draw:style-name="gr8" draw:text-style-name="P8" draw:layer="layout" svg:x1="25.903cm" svg:y1="3.146cm" svg:x2="26.193cm" svg:y2="3.146cm">
          <text:p/>
        </draw:line>
        <draw:line draw:style-name="gr8" draw:text-style-name="P8" draw:layer="layout" svg:x1="3.724cm" svg:y1="8.607cm" svg:x2="25.922cm" svg:y2="8.607cm">
          <text:p/>
        </draw:line>
        <draw:line draw:style-name="gr8" draw:text-style-name="P8" draw:layer="layout" svg:x1="3.716cm" svg:y1="11.152cm" svg:x2="3.716cm" svg:y2="8.598cm">
          <text:p/>
        </draw:line>
        <draw:line draw:style-name="gr14" draw:text-style-name="P8" draw:layer="layout" svg:x1="3.707cm" svg:y1="11.158cm" svg:x2="4.317cm" svg:y2="11.158cm">
          <text:p/>
        </draw:line>
        <draw:line draw:style-name="gr8" draw:text-style-name="P8" draw:layer="layout" svg:x1="13.875cm" svg:y1="12.277cm" svg:x2="15.309cm" svg:y2="12.277cm">
          <text:p/>
        </draw:line>
        <draw:line draw:style-name="gr8" draw:text-style-name="P8" draw:layer="layout" svg:x1="13.876cm" svg:y1="12.276cm" svg:x2="13.876cm" svg:y2="8.699cm">
          <text:p/>
        </draw:line>
        <draw:line draw:style-name="gr8" draw:text-style-name="P8" draw:layer="layout" svg:x1="3.809cm" svg:y1="8.704cm" svg:x2="13.883cm" svg:y2="8.703cm">
          <text:p/>
        </draw:line>
        <draw:line draw:style-name="gr8" draw:text-style-name="P8" draw:layer="layout" svg:x1="3.812cm" svg:y1="11.161cm" svg:x2="3.812cm" svg:y2="8.681cm">
          <text:p/>
        </draw:line>
        <draw:line draw:style-name="gr8" draw:text-style-name="P8" draw:layer="layout" svg:x1="14.902cm" svg:y1="13.341cm" svg:x2="15.3cm" svg:y2="13.341cm">
          <text:p/>
        </draw:line>
        <draw:line draw:style-name="gr8" draw:text-style-name="P8" draw:layer="layout" svg:x1="14.887cm" svg:y1="23.721cm" svg:x2="14.886cm" svg:y2="13.33cm">
          <text:p/>
        </draw:line>
        <draw:line draw:style-name="gr8" draw:text-style-name="P8" draw:layer="layout" svg:x1="14.374cm" svg:y1="13.134cm" svg:x2="15.3cm" svg:y2="13.141cm">
          <text:p/>
        </draw:line>
        <draw:line draw:style-name="gr8" draw:text-style-name="P8" draw:layer="layout" svg:x1="14.4cm" svg:y1="18.428cm" svg:x2="14.378cm" svg:y2="13.121cm">
          <text:p/>
        </draw:line>
        <draw:line draw:style-name="gr15" draw:text-style-name="P8" draw:layer="layout" svg:x1="14.359cm" svg:y1="18.426cm" svg:x2="15.32cm" svg:y2="18.426cm">
          <text:p/>
        </draw:line>
        <draw:line draw:style-name="gr8" draw:text-style-name="P8" draw:layer="layout" svg:x1="9.283cm" svg:y1="24.156cm" svg:x2="9.805cm" svg:y2="24.156cm">
          <text:p/>
        </draw:line>
        <draw:line draw:style-name="gr8" draw:text-style-name="P8" draw:layer="layout" svg:x1="9.295cm" svg:y1="24.169cm" svg:x2="9.295cm" svg:y2="18.444cm">
          <text:p/>
        </draw:line>
        <draw:line draw:style-name="gr16" draw:text-style-name="P8" draw:layer="layout" svg:x1="9.291cm" svg:y1="18.44cm" svg:x2="14.406cm" svg:y2="18.444cm">
          <text:p/>
        </draw:line>
        <draw:line draw:style-name="gr8" draw:text-style-name="P8" draw:layer="layout" svg:x1="3.206cm" svg:y1="24.336cm" svg:x2="4.306cm" svg:y2="24.336cm">
          <text:p/>
        </draw:line>
        <draw:line draw:style-name="gr8" draw:text-style-name="P8" draw:layer="layout" svg:x1="3.205cm" svg:y1="24.35cm" svg:x2="3.205cm" svg:y2="11.246cm">
          <text:p/>
        </draw:line>
        <draw:line draw:style-name="gr12" draw:text-style-name="P8" draw:layer="layout" svg:x1="3.206cm" svg:y1="11.255cm" svg:x2="4.317cm" svg:y2="11.255cm">
          <text:p/>
        </draw:line>
        <draw:line draw:style-name="gr17" draw:text-style-name="P8" draw:layer="layout" svg:x1="3.206cm" svg:y1="24.786cm" svg:x2="4.306cm" svg:y2="24.786cm">
          <text:p/>
        </draw:line>
        <draw:line draw:style-name="gr17" draw:text-style-name="P8" draw:layer="layout" svg:x1="3.308cm" svg:y1="25.187cm" svg:x2="4.298cm" svg:y2="25.187cm">
          <text:p/>
        </draw:line>
        <draw:line draw:style-name="gr17" draw:text-style-name="P8" draw:layer="layout" svg:x1="3.215cm" svg:y1="28.033cm" svg:x2="3.21cm" svg:y2="24.785cm">
          <text:p/>
        </draw:line>
        <draw:line draw:style-name="gr17" draw:text-style-name="P8" draw:layer="layout" svg:x1="3.308cm" svg:y1="27.922cm" svg:x2="3.31cm" svg:y2="25.184cm">
          <text:p/>
        </draw:line>
        <draw:line draw:style-name="gr17" draw:text-style-name="P8" draw:layer="layout" svg:x1="3.405cm" svg:y1="27.82cm" svg:x2="3.405cm" svg:y2="25.609cm">
          <text:p/>
        </draw:line>
        <draw:line draw:style-name="gr17" draw:text-style-name="P8" draw:layer="layout" svg:x1="3.41cm" svg:y1="25.618cm" svg:x2="4.298cm" svg:y2="25.618cm">
          <text:p/>
        </draw:line>
        <draw:line draw:style-name="gr17" draw:text-style-name="P8" draw:layer="layout" svg:x1="3.41cm" svg:y1="27.811cm" svg:x2="14.706cm" svg:y2="27.811cm">
          <text:p/>
        </draw:line>
        <draw:line draw:style-name="gr17" draw:text-style-name="P8" draw:layer="layout" svg:x1="3.309cm" svg:y1="27.907cm" svg:x2="14.808cm" svg:y2="27.907cm">
          <text:p/>
        </draw:line>
        <draw:line draw:style-name="gr17" draw:text-style-name="P8" draw:layer="layout" svg:x1="3.206cm" svg:y1="28.013cm" svg:x2="14.909cm" svg:y2="28.007cm">
          <text:p/>
        </draw:line>
        <draw:line draw:style-name="gr17" draw:text-style-name="P8" draw:layer="layout" svg:x1="14.71cm" svg:y1="27.812cm" svg:x2="14.71cm" svg:y2="23.984cm">
          <text:p/>
        </draw:line>
        <draw:line draw:style-name="gr17" draw:text-style-name="P8" draw:layer="layout" svg:x1="14.808cm" svg:y1="27.906cm" svg:x2="14.808cm" svg:y2="23.984cm">
          <text:p/>
        </draw:line>
        <draw:line draw:style-name="gr17" draw:text-style-name="P8" draw:layer="layout" svg:x1="14.896cm" svg:y1="28.007cm" svg:x2="14.896cm" svg:y2="23.916cm">
          <text:p/>
        </draw:line>
        <draw:line draw:style-name="gr18" draw:text-style-name="P8" draw:layer="layout" svg:x1="14.706cm" svg:y1="24.009cm" svg:x2="15.316cm" svg:y2="23.712cm">
          <text:p/>
        </draw:line>
        <draw:line draw:style-name="gr8" draw:text-style-name="P8" draw:layer="layout" svg:x1="19.691cm" svg:y1="4.209cm" svg:x2="20.701cm" svg:y2="4.209cm">
          <text:p/>
        </draw:line>
        <draw:custom-shape draw:style-name="gr1" draw:text-style-name="P2" draw:layer="layout" svg:width="4cm" svg:height="1.25cm" svg:x="15.1cm" svg:y="2.502cm">
          <text:p text:style-name="P1"><text:span text:style-name="T1"><text:tab/></text:span><text:span text:style-name="T1">REC_ID</text:span><text:span text:style-name="T1"><text:tab/></text:span><text:span text:style-name="T1">BIGINT</text:span></text:p>
          <text:p text:style-name="P1"><text:span text:style-name="T1"><text:tab/></text:span><text:span text:style-name="T1">REC_DVAL</text:span><text:span text:style-name="T1"><text:tab/></text:span><text:span text:style-name="T1">DATE</text:span></text:p>
          <text:p text:style-name="P1"><text:span text:style-name="T1"><text:tab/></text:span><text:span text:style-name="T1">REC_USER</text:span><text:span text:style-name="T1"><text:tab/></text:span><text:span text:style-name="T1">VARCHAR(20)</text:span></text:p>
          <text:p text:style-name="P1"><text:span text:style-name="T1"><text:tab/></text:span><text:span text:style-name="T1">REC_STAMP</text:span><text:span text:style-name="T1"><text:tab/></text:span><text:span text:style-name="T1">TIMESTAMP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0.5cm" svg:x="15.1cm" svg:y="2.001cm">
          <text:p text:style-name="P3"><text:span text:style-name="T2">OFA_T_CONCIL</text:span></text:p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13.808cm" svg:y1="2.899cm" svg:x2="14.673cm" svg:y2="2.899cm">
          <text:p/>
        </draw:line>
        <draw:line draw:style-name="gr20" draw:text-style-name="P8" draw:layer="layout" svg:x1="14.65cm" svg:y1="5.791cm" svg:x2="15.091cm" svg:y2="5.791cm">
          <text:p/>
        </draw:line>
        <draw:line draw:style-name="gr20" draw:text-style-name="P8" draw:layer="layout" svg:x1="14.659cm" svg:y1="11.437cm" svg:x2="14.673cm" svg:y2="5.813cm">
          <text:p/>
        </draw:line>
        <draw:line draw:style-name="gr8" draw:text-style-name="P8" draw:layer="layout" svg:x1="20.205cm" svg:y1="11.105cm" svg:x2="20.205cm" svg:y2="9.001cm">
          <text:p/>
        </draw:line>
        <draw:line draw:style-name="gr8" draw:text-style-name="P8" draw:layer="layout" svg:x1="20.305cm" svg:y1="11.105cm" svg:x2="20.313cm" svg:y2="9.096cm">
          <text:p/>
        </draw:line>
        <draw:line draw:style-name="gr8" draw:text-style-name="P8" draw:layer="layout" svg:x1="20.184cm" svg:y1="9.003cm" svg:x2="25.608cm" svg:y2="9.003cm">
          <text:p/>
        </draw:line>
        <draw:line draw:style-name="gr8" draw:text-style-name="P8" draw:layer="layout" svg:x1="20.284cm" svg:y1="9.103cm" svg:x2="25.708cm" svg:y2="9.103cm">
          <text:p/>
        </draw:line>
        <draw:line draw:style-name="gr8" draw:text-style-name="P8" draw:layer="layout" svg:x1="14.284cm" svg:y1="18.425cm" svg:x2="14.284cm" svg:y2="8.405cm">
          <text:p/>
        </draw:line>
        <draw:line draw:style-name="gr8" draw:text-style-name="P8" draw:layer="layout" svg:x1="19.716cm" svg:y1="8.421cm" svg:x2="19.709cm" svg:y2="4.2cm">
          <text:p/>
        </draw:line>
        <draw:line draw:style-name="gr8" draw:text-style-name="P8" draw:layer="layout" svg:x1="14.28cm" svg:y1="8.42cm" svg:x2="19.733cm" svg:y2="8.413cm">
          <text:p/>
        </draw:line>
        <draw:line draw:style-name="gr8" draw:text-style-name="P8" draw:layer="layout" svg:x1="9.08cm" svg:y1="8.232cm" svg:x2="20.219cm" svg:y2="8.239cm">
          <text:p/>
        </draw:line>
        <draw:line draw:style-name="gr8" draw:text-style-name="P8" draw:layer="layout" svg:x1="9.002cm" svg:y1="8.133cm" svg:x2="20.124cm" svg:y2="8.134cm">
          <text:p/>
        </draw:line>
        <draw:line draw:style-name="gr8" draw:text-style-name="P8" draw:layer="layout" svg:x1="20.203cm" svg:y1="8.248cm" svg:x2="20.205cm" svg:y2="5.251cm">
          <text:p/>
        </draw:line>
        <draw:line draw:style-name="gr8" draw:text-style-name="P8" draw:layer="layout" svg:x1="20.117cm" svg:y1="8.138cm" svg:x2="20.117cm" svg:y2="4.001cm">
          <text:p/>
        </draw:line>
        <draw:line draw:style-name="gr8" draw:text-style-name="P8" draw:layer="layout" svg:x1="9.112cm" svg:y1="23.612cm" svg:x2="9.08cm" svg:y2="8.248cm">
          <text:p/>
        </draw:line>
        <draw:line draw:style-name="gr8" draw:text-style-name="P8" draw:layer="layout" svg:x1="8.986cm" svg:y1="23.596cm" svg:x2="8.986cm" svg:y2="8.107cm">
          <text:p/>
        </draw:line>
        <draw:line draw:style-name="gr21" draw:text-style-name="P8" draw:layer="layout" svg:x1="8.986cm" svg:y1="23.615cm" svg:x2="9.817cm" svg:y2="23.615cm">
          <text:p/>
        </draw:line>
        <draw:custom-shape draw:style-name="gr1" draw:text-style-name="P2" draw:layer="layout" svg:width="4cm" svg:height="1.25cm" svg:x="15.1cm" svg:y="5.103cm">
          <text:p text:style-name="P1"><text:span text:style-name="T1"><text:tab/></text:span><text:span text:style-name="T1">REC_ID</text:span><text:span text:style-name="T1"><text:tab/></text:span><text:span text:style-name="T1">BIGINT</text:span></text:p>
          <text:p text:style-name="P1"><text:span text:style-name="T1"><text:tab/></text:span><text:span text:style-name="T1">REC_IDS_TYPE</text:span><text:span text:style-name="T1"><text:tab/></text:span><text:span text:style-name="T1">CHAR(1)</text:span><text:span text:style-name="T1"><text:tab/></text:span></text:p>
          <text:p text:style-name="P1"><text:span text:style-name="T1"><text:tab/></text:span><text:span text:style-name="T1">REC_IDS_OTHER</text:span><text:span text:style-name="T1"><text:tab/></text:span><text:span text:style-name="T1">BIGIN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0.5cm" svg:x="15.1cm" svg:y="4.602cm">
          <text:p text:style-name="P3"><text:span text:style-name="T2">OFA_T_CONCIL_IDS</text:span></text:p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14.651cm" svg:y1="5.691cm" svg:x2="15.092cm" svg:y2="5.691cm">
          <text:p/>
        </draw:line>
        <draw:line draw:style-name="gr20" draw:text-style-name="P8" draw:layer="layout" svg:x1="14.657cm" svg:y1="5.719cm" svg:x2="14.673cm" svg:y2="2.907cm">
          <text:p/>
        </draw:line>
        <draw:line draw:style-name="gr4" draw:text-style-name="P8" draw:layer="layout" svg:x1="19.355cm" svg:y1="2.716cm" svg:x2="19.047cm" svg:y2="2.716cm">
          <text:p/>
        </draw:line>
        <draw:line draw:style-name="gr22" draw:text-style-name="P8" draw:layer="layout" svg:x1="19.101cm" svg:y1="5.293cm" svg:x2="19.37cm" svg:y2="5.293cm">
          <text:p/>
        </draw:line>
        <draw:line draw:style-name="gr22" draw:text-style-name="P8" draw:layer="layout" svg:x1="19.356cm" svg:y1="5.297cm" svg:x2="19.37cm" svg:y2="2.687cm">
          <text:p/>
        </draw:line>
        <draw:frame draw:style-name="gr23" draw:text-style-name="P14" draw:layer="layout" svg:width="5.497cm" svg:height="1.199cm" svg:x="35.503cm" svg:y="27.501cm">
          <draw:text-box>
            <text:p><text:span text:style-name="T4">Openbook data model v27</text:span></text:p>
            <text:p><text:span text:style-name="T4">Last updated : 2015-12-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5-12-14T05:04:12.640437521</dc:date>
    <meta:editing-duration>P31DT11H29M40S</meta:editing-duration>
    <meta:editing-cycles>160</meta:editing-cycles>
    <meta:generator>LibreOffice/4.4.5.2$Linux_X86_64 LibreOffice_project/40$Build-2</meta:generator>
    <meta:document-statistic meta:object-count="138"/>
  </office:meta>
</office:document-meta>
</file>